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9.2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text-position="" style:font-name="Liberation SansIPA Pゴシック"/>
    </style:style>
    <style:style style:name="ce3" style:family="table-cell" style:parent-style-name="Default">
      <style:table-cell-properties fo:border="0.06pt solid #000000" style:vertical-align="top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style:vertical-align="top"/>
      <style:text-properties style:text-position=""/>
    </style:style>
    <style:style style:name="ce6" style:family="table-cell" style:parent-style-name="Default">
      <style:table-cell-properties fo:border="0.06pt solid #000000" style:vertical-align="top"/>
      <style:text-properties style:text-position="" style:font-name="Liberation Sans" style:font-name-asian="IPA Pゴシック" style:font-name-complex="FreeSans"/>
    </style:style>
    <style:style style:name="ce7" style:family="table-cell" style:parent-style-name="Default">
      <style:text-properties style:font-name="Liberation SansIPA Pゴシック" style:font-name-asian="IPA Pゴシック" style:font-name-complex="FreeSans"/>
    </style:style>
    <style:style style:name="ce8" style:family="table-cell" style:parent-style-name="Default">
      <style:text-properties style:font-name="Liberation SansIPA Pゴシック"/>
    </style:style>
    <style:style style:name="ce9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6" table:number-columns-repeated="1020" table:default-cell-style-name="ce11"/>
        <table:table-row table:style-name="ro1">
          <table:table-cell table:style-name="ce12" office:value-type="string" calcext:value-type="string">
            <text:p>SHOP_NAME</text:p>
          </table:table-cell>
          <table:table-cell table:style-name="ce12" office:value-type="string" calcext:value-type="string">
            <text:p>DETAIL</text:p>
          </table:table-cell>
          <table:table-cell table:style-name="ce12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OTERS</text:p>
          </table:table-cell>
          <table:table-cell table:style-name="ce9" office:value-type="string" calcext:value-type="string">
            <text:p>店員の服が特徴的なアメリカンな店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修蔵</text:p>
          </table:table-cell>
          <table:table-cell table:style-name="ce9" office:value-type="string" calcext:value-type="string">
            <text:p>店内がおしゃれで、そばっぽいつけ麺がいい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XI\'AN </text:p>
          </table:table-cell>
          <table:table-cell table:style-name="ce9" office:value-type="string" calcext:value-type="string">
            <text:p>刀削麺がいい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はなまるうどん</text:p>
          </table:table-cell>
          <table:table-cell table:style-name="ce9" office:value-type="string" calcext:value-type="string">
            <text:p>混んでる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広州市場 </text:p>
          </table:table-cell>
          <table:table-cell table:style-name="ce9" office:value-type="string" calcext:value-type="string">
            <text:p>ワンタンがおいしい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舎鈴</text:p>
          </table:table-cell>
          <table:table-cell table:style-name="ce9" office:value-type="string" calcext:value-type="string">
            <text:p>つけめんがおいしい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日乃屋カレー </text:p>
          </table:table-cell>
          <table:table-cell table:style-name="ce9" office:value-type="string" calcext:value-type="string">
            <text:p>生卵がのってるカレー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炭火活烹三是 </text:p>
          </table:table-cell>
          <table:table-cell table:style-name="ce9" office:value-type="string" calcext:value-type="string">
            <text:p>量が多い海鮮丼がいい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熱中屋</text:p>
          </table:table-cell>
          <table:table-cell table:style-name="ce9" office:value-type="string" calcext:value-type="string">
            <text:p>からあげ・明太子食べ放題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油そば専門店 ぶらぶら </text:p>
          </table:table-cell>
          <table:table-cell table:style-name="ce9" office:value-type="string" calcext:value-type="string">
            <text:p>大盛無料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ねぎし</text:p>
          </table:table-cell>
          <table:table-cell table:style-name="ce9" office:value-type="string" calcext:value-type="string">
            <text:p>お肉の定食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富士そば</text:p>
          </table:table-cell>
          <table:table-cell table:style-name="ce9" office:value-type="string" calcext:value-type="string">
            <text:p>そばのチェーン店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中本</text:p>
          </table:table-cell>
          <table:table-cell table:style-name="ce9" office:value-type="string" calcext:value-type="string">
            <text:p>蒙古タンメンがおすすめ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ひまわり寿司 </text:p>
          </table:table-cell>
          <table:table-cell table:style-name="ce9" office:value-type="string" calcext:value-type="string">
            <text:p>海鮮丼が600円味噌汁、小鉢付き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壱角家 </text:p>
          </table:table-cell>
          <table:table-cell table:style-name="ce9" office:value-type="string" calcext:value-type="string">
            <text:p>横浜家系ラーメン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情熱のすためしどんどん </text:p>
          </table:table-cell>
          <table:table-cell table:style-name="ce9" office:value-type="string" calcext:value-type="string">
            <text:p>すた丼（ランチには危険！！）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AIGAYA </text:p>
          </table:table-cell>
          <table:table-cell table:style-name="ce9" office:value-type="string" calcext:value-type="string">
            <text:p>イタリアンのおしゃれなお店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豚珍館</text:p>
          </table:table-cell>
          <table:table-cell table:style-name="ce9" office:value-type="string" calcext:value-type="string">
            <text:p>昼時には行列？とんかつの有名な店</text:p>
          </table:table-cell>
          <table:table-cell table:style-name="ce9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6"/>
          <table:table-cell table:style-name="ce17"/>
          <table:table-cell table:number-columns-repeated="1016"/>
        </table:table-row>
        <table:table-row table:style-name="ro1">
          <table:table-cell table:style-name="ce9" office:value-type="string" calcext:value-type="string">
            <text:p>三是寿司</text:p>
          </table:table-cell>
          <table:table-cell table:style-name="ce9" office:value-type="string" calcext:value-type="string">
            <text:p>ご飯の見えないデカ盛り海鮮丼</text:p>
          </table:table-cell>
          <table:table-cell table:style-name="ce9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粗挽き蕎麦 トキ</text:p>
          </table:table-cell>
          <table:table-cell table:style-name="ce9" office:value-type="string" calcext:value-type="string">
            <text:p>太くて噛み応えのある田舎そば</text:p>
          </table:table-cell>
          <table:table-cell table:style-name="ce9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慎</text:p>
          </table:table-cell>
          <table:table-cell table:style-name="ce9" office:value-type="string" calcext:value-type="string">
            <text:p>微妙な柔らかさが癖になる味と食感のうどん</text:p>
          </table:table-cell>
          <table:table-cell table:style-name="ce9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カレーハウス11イマサ</text:p>
          </table:table-cell>
          <table:table-cell table:style-name="ce9" office:value-type="string" calcext:value-type="string">
            <text:p>500円でもお釣りが出てしまう！？</text:p>
          </table:table-cell>
          <table:table-cell table:style-name="ce9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かのや</text:p>
          </table:table-cell>
          <table:table-cell table:style-name="ce9" office:value-type="string" calcext:value-type="string">
            <text:p>ほとんどがワンコインで味わえます</text:p>
          </table:table-cell>
          <table:table-cell table:style-name="ce9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串天ぷら　段々屋</text:p>
          </table:table-cell>
          <table:table-cell table:style-name="ce9" office:value-type="string" calcext:value-type="string">
            <text:p>ランチは提供まで少し時間がかかります</text:p>
          </table:table-cell>
          <table:table-cell table:style-name="ce9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一滴八銭屋</text:p>
          </table:table-cell>
          <table:table-cell table:style-name="ce9" office:value-type="string" calcext:value-type="string">
            <text:p>食べ応えのあるうどんランチ</text:p>
          </table:table-cell>
          <table:table-cell table:style-name="ce9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老辺餃子館</text:p>
          </table:table-cell>
          <table:table-cell table:style-name="ce9" office:value-type="string" calcext:value-type="string">
            <text:p>餃子マニアから「餃子の聖地」と絶賛されている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しんぱち食堂</text:p>
          </table:table-cell>
          <table:table-cell table:style-name="ce9" office:value-type="string" calcext:value-type="string">
            <text:p>魚メインの、安い和食ランチが食べられる</text:p>
          </table:table-cell>
          <table:table-cell table:style-name="ce9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さくらみち</text:p>
          </table:table-cell>
          <table:table-cell table:style-name="ce9" office:value-type="string" calcext:value-type="string">
            <text:p>安い肉ランチが食べられる</text:p>
          </table:table-cell>
          <table:table-cell table:style-name="ce9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三国一</text:p>
          </table:table-cell>
          <table:table-cell table:style-name="ce9" office:value-type="string" calcext:value-type="string">
            <text:p>「サラダうどん」は、生野菜たっぷり</text:p>
          </table:table-cell>
          <table:table-cell table:style-name="ce9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溶岩焼肉ダイニングbonbor</text:p>
          </table:table-cell>
          <table:table-cell table:style-name="ce9" office:value-type="string" calcext:value-type="string">
            <text:p>お肉を切ると肉汁がぶわあーって出てきます</text:p>
          </table:table-cell>
          <table:table-cell table:style-name="ce9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溶岩焼肉ダイニングbonbor','お肉を切ると肉汁がぶわあーって出てきます','-1');" calcext:value-type="string">
            <text:p>INSERT INTO RECOMMENDED_LUNCH_TABLE VALUES ('溶岩焼肉ダイニングbonbor','お肉を切ると肉汁がぶわあーって出てきます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わぶ</text:p>
          </table:table-cell>
          <table:table-cell table:style-name="ce9" office:value-type="string" calcext:value-type="string">
            <text:p>とても大きなカキフライが名物</text:p>
          </table:table-cell>
          <table:table-cell table:style-name="ce9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わぶ','とても大きなカキフライが名物','-1');" calcext:value-type="string">
            <text:p>INSERT INTO RECOMMENDED_LUNCH_TABLE VALUES ('わぶ','とても大きなカキフライが名物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白銀屋</text:p>
          </table:table-cell>
          <table:table-cell table:style-name="ce9" office:value-type="string" calcext:value-type="string">
            <text:p>炭火で炙った魚が絶品</text:p>
          </table:table-cell>
          <table:table-cell table:style-name="ce9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白銀屋','炭火で炙った魚が絶品','-1');" calcext:value-type="string">
            <text:p>INSERT INTO RECOMMENDED_LUNCH_TABLE VALUES ('白銀屋','炭火で炙った魚が絶品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魚人食堂</text:p>
          </table:table-cell>
          <table:table-cell table:style-name="ce9" office:value-type="string" calcext:value-type="string">
            <text:p>700円前後とコスパ抜群</text:p>
          </table:table-cell>
          <table:table-cell table:style-name="ce9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魚人食堂','700円前後とコスパ抜群','-1');" calcext:value-type="string">
            <text:p>INSERT INTO RECOMMENDED_LUNCH_TABLE VALUES ('魚人食堂','700円前後とコスパ抜群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こがね屋</text:p>
          </table:table-cell>
          <table:table-cell table:style-name="ce9" office:value-type="string" calcext:value-type="string">
            <text:p>魚&amp;肉メニューあり</text:p>
          </table:table-cell>
          <table:table-cell table:style-name="ce9"/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こがね屋','魚&amp;肉メニューあり','-1');" calcext:value-type="string">
            <text:p>INSERT INTO RECOMMENDED_LUNCH_TABLE VALUES ('こがね屋','魚&amp;肉メニューあり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新宿割烹中嶋</text:p>
          </table:table-cell>
          <table:table-cell table:style-name="ce9" office:value-type="string" calcext:value-type="string">
            <text:p>ミシュランにも載ったことがある</text:p>
          </table:table-cell>
          <table:table-cell table:style-name="ce9"/>
          <table:table-cell/>
          <table:table-cell table:formula="of:=&quot;INSERT INTO RECOMMENDED_LUNCH_TABLE VALUES ('&quot;&amp;[.A36]&amp;&quot;','&quot;&amp;[.B36]&amp;&quot;','&quot;&amp;IF(ISBLANK([.C36]);&quot;-1&quot;;[.C36])&amp;&quot;');&quot;" office:value-type="string" office:string-value="INSERT INTO RECOMMENDED_LUNCH_TABLE VALUES ('新宿割烹中嶋','ミシュランにも載ったことがある','-1');" calcext:value-type="string">
            <text:p>INSERT INTO RECOMMENDED_LUNCH_TABLE VALUES ('新宿割烹中嶋','ミシュランにも載ったことがある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とん竹</text:p>
          </table:table-cell>
          <table:table-cell table:style-name="ce9" office:value-type="string" calcext:value-type="string">
            <text:p>お肉は甘みがすごい。豚の芳醇な香りが口を包みます！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formula="of:=&quot;INSERT INTO RECOMMENDED_LUNCH_TABLE VALUES ('&quot;&amp;[.A37]&amp;&quot;','&quot;&amp;[.B37]&amp;&quot;','&quot;&amp;IF(ISBLANK([.C37]);&quot;-1&quot;;[.C37])&amp;&quot;');&quot;" office:value-type="string" office:string-value="INSERT INTO RECOMMENDED_LUNCH_TABLE VALUES ('とん竹','お肉は甘みがすごい。豚の芳醇な香りが口を包みます！','8');" calcext:value-type="string">
            <text:p>INSERT INTO RECOMMENDED_LUNCH_TABLE VALUES ('とん竹','お肉は甘みがすごい。豚の芳醇な香りが口を包みます！','8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ルモンド</text:p>
          </table:table-cell>
          <table:table-cell table:style-name="ce9" office:value-type="string" calcext:value-type="string">
            <text:p>カウンターで1000円くらいでリブロースやサーロインのステーキ</text:p>
          </table:table-cell>
          <table:table-cell table:style-name="ce9"/>
          <table:table-cell/>
          <table:table-cell table:formula="of:=&quot;INSERT INTO RECOMMENDED_LUNCH_TABLE VALUES ('&quot;&amp;[.A38]&amp;&quot;','&quot;&amp;[.B38]&amp;&quot;','&quot;&amp;IF(ISBLANK([.C38]);&quot;-1&quot;;[.C38])&amp;&quot;');&quot;" office:value-type="string" office:string-value="INSERT INTO RECOMMENDED_LUNCH_TABLE VALUES ('ルモンド','カウンターで1000円くらいでリブロースやサーロインのステーキ','-1');" calcext:value-type="string">
            <text:p>INSERT INTO RECOMMENDED_LUNCH_TABLE VALUES ('ルモンド','カウンターで1000円くらいでリブロースやサーロインのステーキ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明月館</text:p>
          </table:table-cell>
          <table:table-cell table:style-name="ce9" office:value-type="string" calcext:value-type="string">
            <text:p>カルビ・ハラミランチの焼肉</text:p>
          </table:table-cell>
          <table:table-cell table:style-name="ce9"/>
          <table:table-cell/>
          <table:table-cell table:formula="of:=&quot;INSERT INTO RECOMMENDED_LUNCH_TABLE VALUES ('&quot;&amp;[.A39]&amp;&quot;','&quot;&amp;[.B39]&amp;&quot;','&quot;&amp;IF(ISBLANK([.C39]);&quot;-1&quot;;[.C39])&amp;&quot;');&quot;" office:value-type="string" office:string-value="INSERT INTO RECOMMENDED_LUNCH_TABLE VALUES ('明月館','カルビ・ハラミランチの焼肉','-1');" calcext:value-type="string">
            <text:p>INSERT INTO RECOMMENDED_LUNCH_TABLE VALUES ('明月館','カルビ・ハラミランチの焼肉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はなもんや</text:p>
          </table:table-cell>
          <table:table-cell table:style-name="ce9" office:value-type="string" calcext:value-type="string">
            <text:p>ランチはなんと1,000円台で高級なお肉</text:p>
          </table:table-cell>
          <table:table-cell table:style-name="ce9"/>
          <table:table-cell/>
          <table:table-cell table:formula="of:=&quot;INSERT INTO RECOMMENDED_LUNCH_TABLE VALUES ('&quot;&amp;[.A40]&amp;&quot;','&quot;&amp;[.B40]&amp;&quot;','&quot;&amp;IF(ISBLANK([.C40]);&quot;-1&quot;;[.C40])&amp;&quot;');&quot;" office:value-type="string" office:string-value="INSERT INTO RECOMMENDED_LUNCH_TABLE VALUES ('はなもんや','ランチはなんと1,000円台で高級なお肉','-1');" calcext:value-type="string">
            <text:p>INSERT INTO RECOMMENDED_LUNCH_TABLE VALUES ('はなもんや','ランチはなんと1,000円台で高級なお肉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風雲児</text:p>
          </table:table-cell>
          <table:table-cell table:style-name="ce9" office:value-type="string" calcext:value-type="string">
            <text:p>つけだれは安定の動物と魚介のミックスでトロリと濃厚</text:p>
          </table:table-cell>
          <table:table-cell table:style-name="ce9"/>
          <table:table-cell/>
          <table:table-cell table:formula="of:=&quot;INSERT INTO RECOMMENDED_LUNCH_TABLE VALUES ('&quot;&amp;[.A41]&amp;&quot;','&quot;&amp;[.B41]&amp;&quot;','&quot;&amp;IF(ISBLANK([.C41]);&quot;-1&quot;;[.C41])&amp;&quot;');&quot;" office:value-type="string" office:string-value="INSERT INTO RECOMMENDED_LUNCH_TABLE VALUES ('風雲児','つけだれは安定の動物と魚介のミックスでトロリと濃厚','-1');" calcext:value-type="string">
            <text:p>INSERT INTO RECOMMENDED_LUNCH_TABLE VALUES ('風雲児','つけだれは安定の動物と魚介のミックスでトロリと濃厚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チキン亭</text:p>
          </table:table-cell>
          <table:table-cell table:style-name="ce9" office:value-type="string" calcext:value-type="string">
            <text:p>ワンコインランチが人気</text:p>
          </table:table-cell>
          <table:table-cell table:style-name="ce9"/>
          <table:table-cell/>
          <table:table-cell table:formula="of:=&quot;INSERT INTO RECOMMENDED_LUNCH_TABLE VALUES ('&quot;&amp;[.A42]&amp;&quot;','&quot;&amp;[.B42]&amp;&quot;','&quot;&amp;IF(ISBLANK([.C42]);&quot;-1&quot;;[.C42])&amp;&quot;');&quot;" office:value-type="string" office:string-value="INSERT INTO RECOMMENDED_LUNCH_TABLE VALUES ('チキン亭','ワンコインランチが人気','-1');" calcext:value-type="string">
            <text:p>INSERT INTO RECOMMENDED_LUNCH_TABLE VALUES ('チキン亭','ワンコインランチが人気','-1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大戸屋</text:p>
          </table:table-cell>
          <table:table-cell table:style-name="ce9" office:value-type="string" calcext:value-type="string">
            <text:p>ランチで困ったときの定食の定番</text:p>
          </table:table-cell>
          <table:table-cell table:style-name="ce9"/>
          <table:table-cell/>
          <table:table-cell table:formula="of:=&quot;INSERT INTO RECOMMENDED_LUNCH_TABLE VALUES ('&quot;&amp;[.A43]&amp;&quot;','&quot;&amp;[.B43]&amp;&quot;','&quot;&amp;IF(ISBLANK([.C43]);&quot;-1&quot;;[.C43])&amp;&quot;');&quot;" office:value-type="string" office:string-value="INSERT INTO RECOMMENDED_LUNCH_TABLE VALUES ('大戸屋','ランチで困ったときの定食の定番','-1');" calcext:value-type="string">
            <text:p>INSERT INTO RECOMMENDED_LUNCH_TABLE VALUES ('大戸屋','ランチで困ったときの定食の定番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4]&amp;&quot;','&quot;&amp;[.B44]&amp;&quot;','&quot;&amp;IF(ISBLANK([.C44]);&quot;-1&quot;;[.C4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5]&amp;&quot;','&quot;&amp;[.B45]&amp;&quot;','&quot;&amp;IF(ISBLANK([.C45]);&quot;-1&quot;;[.C4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6]&amp;&quot;','&quot;&amp;[.B46]&amp;&quot;','&quot;&amp;IF(ISBLANK([.C46]);&quot;-1&quot;;[.C46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7]&amp;&quot;','&quot;&amp;[.B47]&amp;&quot;','&quot;&amp;IF(ISBLANK([.C47]);&quot;-1&quot;;[.C47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8]&amp;&quot;','&quot;&amp;[.B48]&amp;&quot;','&quot;&amp;IF(ISBLANK([.C48]);&quot;-1&quot;;[.C48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49]&amp;&quot;','&quot;&amp;[.B49]&amp;&quot;','&quot;&amp;IF(ISBLANK([.C49]);&quot;-1&quot;;[.C49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50]&amp;&quot;','&quot;&amp;[.B50]&amp;&quot;','&quot;&amp;IF(ISBLANK([.C50]);&quot;-1&quot;;[.C50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51]&amp;&quot;','&quot;&amp;[.B51]&amp;&quot;','&quot;&amp;IF(ISBLANK([.C51]);&quot;-1&quot;;[.C51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9" table:number-columns-repeated="3"/>
          <table:table-cell/>
          <table:table-cell table:formula="of:=&quot;INSERT INTO RECOMMENDED_LUNCH_TABLE VALUES ('&quot;&amp;[.A52]&amp;&quot;','&quot;&amp;[.B52]&amp;&quot;','&quot;&amp;IF(ISBLANK([.C52]);&quot;-1&quot;;[.C5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ython3 bot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-*- coding: utf-8 -*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.bot import respond_to, listen_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requests.exceptions import RequestExce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ir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and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y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isp_test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chatSystem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qa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ubpro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MySQL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exttable import Text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natural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google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ate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oc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urllib.requ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hut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 slacker import Sla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_settings import API_TOK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acker = Slacker(API_TOKE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s TEMP_DATA(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text_info = 'DUMMY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ode_info = 'dialo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aplh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 <text:s text:c="3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gamm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 = qaChat.main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del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ql = "SELECT KINMU_YMD,SYUSSYA_TIME,TAISYA_TIME FROM KINTAI_TABLE INNER JOIN SLACK_ID_TABLE ON KINTAI_TABLE.SYAIN_CD = SLACK_ID_TABLE.SYAIN_CD WHERE SLACK_ID_TABLE.SLACK_ID = '" + message.body['user'] + "'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sult = cursor.fetchall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table = Texttab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deco(Texttable.HEAD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align(["l", "l", "l"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width([20, 20, 20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header(['勤務日', '出社時間', '退勤時間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add_rows(result, Fal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reply('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table.draw(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'例外が発生しました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kintai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kbn = message.body['text'].split()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lackId = message.body['user'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if(kbn == '出勤' or kbn == '出社' or kbn == 'しゅっきん' or kbn == 'しゅっ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SYUS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出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if(kbn == '退勤' or kbn == '退社' or kbn == 'たいきん' or kbn == 'たい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TAI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退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rollbac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finall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ursor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lunch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now_place = '東京都新宿区西新宿1-21-1 明宝ビル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google_map_key = 'AIzaSyCuxTpu4wHcCz1M9S3GNLMfbCYmrc-b-d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oday = datetime.date.today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e.setlocale(locale.LC_TIME, 'ja_JP.UTF-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pattern = r".*おすすめ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SELECT SHOP_NAME, SPECIAL FROM SERVICE_LUNCH_TABLE WHERE SERVICE_DAY = '" + str(today.day) + "' OR SERVICE_WEEK = '" + today.strftime('%a') + "'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len(result) == 0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if len(result) &gt;= 2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0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0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pattern = r".*チャレンジ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= -1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gmaps = googlemaps.Client(key=google_map_ke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irections_result = gmaps.directions(now_place, "新宿 " + shop_name, mode="walking", alternatives=False, language="ja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"今日のおすすめは" + shop_name + "です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は" + speci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まで" + re.sub(" ", "", directions_result[0]['legs'][0]['distance']['text']) + "(" + directions_result[0]['legs'][0]['duration']['text'] + ")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create_map_image(shop_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at = str(directions_result[0]['legs'][0]['end_location']['la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ng = str(directions_result[0]['legs'][0]['end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url = "http://maps.google.com/maps/api/staticmap?center=" + lat + "," + lng + "&amp;zoom=18&amp;size=640x480&amp;markers=" + lat + "%2C" + lng + "&amp;sensor=false&amp;key=" + google_map_key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url="https://maps.googleapis.com/maps/api/staticmap?path=weight%3A10%7Ccolor%3Ared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now_place + 'からの道順は下記です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ounter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for step in directions_result[0]['legs'][0]['steps']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url += <text:s/>"%7C" + str(step['start_location']['lat']) + "%2C" + str(step['start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'{0:02d}'.format(counter) + ". " + re.sub(" ", "", step['distance']['text']) + re.sub(r'[\x20-\x7E]+', "", re.sub("&lt;div", "（", re.sub("&lt;/div&gt;", "）", step['html_instructions'])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unter +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url += "%7C" + lat + "%2C" + lng + "&amp;markers=" + lat + "%2C" + lng + "&amp;size=640x480&amp;key=" + google_map_k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ownload_pic(url, shop_nam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shutil.copy("/home/pi/teamB/map/" + str(shop_name) + ".png", "/home/pi/teamB/map/upload_file.png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lacker.files.upload("/home/pi/teamB/map/upload_file.png" , filename="upload_file.png", channels=message.body['channel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os.remove("/home/pi/teamB/map/upload_file.png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 Exception as 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print("{0}".format(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be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 download_pic(url,fil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 = urllib.request.urlopen(ur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 = open( "/home/pi/teamB/map/" + str(filename) + ".png" , 'w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write(img.read(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close(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00/00/00</text:date>, <text:time style:data-style-name="N2" text:time-value="09:15:18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22T09:15:42.490000000</dc:date>
    <meta:editing-duration>PT17H54M4S</meta:editing-duration>
    <meta:editing-cycles>32</meta:editing-cycles>
    <meta:generator>LibreOffice/5.0.3.2$Windows_x86 LibreOffice_project/e5f16313668ac592c1bfb310f4390624e3dbfb75</meta:generator>
    <meta:document-statistic meta:table-count="5" meta:cell-count="520" meta:object-count="0"/>
  </office:meta>
</office:document-meta>
</file>